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Grad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otal</text:p>
          </table:table-cell>
          <table:table-cell table:style-name="ce1" office:value-type="string" calcext:value-type="string" table:number-columns-spanned="2" table:number-rows-spanned="1">
            <text:p>Homework</text:p>
          </table:table-cell>
          <table:covered-table-cell/>
          <table:table-cell table:style-name="ce1" office:value-type="string" calcext:value-type="string" table:number-columns-spanned="2" table:number-rows-spanned="1">
            <text:p>Exams</text:p>
          </table:table-cell>
          <table:covered-table-cell/>
        </table:table-row>
        <table:table-row table:style-name="ro1">
          <table:table-cell office:value-type="string" calcext:value-type="string">
            <text:p>Homework</text:p>
          </table:table-cell>
          <table:table-cell table:formula="of:=SUM([.E2:.E100])/SUM([.F2:.F100])*100" office:value-type="float" office:value="82.8333333333334" calcext:value-type="float">
            <text:p>82.8333333333334</text:p>
          </table:table-cell>
          <table:table-cell office:value-type="float" office:value="0.7" calcext:value-type="float">
            <text:p>0.7</text:p>
          </table:table-cell>
          <table:table-cell table:formula="of:=[.B2]*[.C2]" office:value-type="float" office:value="57.9833333333334" calcext:value-type="float">
            <text:p>57.98333333333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xams</text:p>
          </table:table-cell>
          <table:table-cell table:formula="of:=SUM([.G2:.G4])/SUM([.H2:.H4])*100" office:value-type="float" office:value="52" calcext:value-type="float">
            <text:p>52</text:p>
          </table:table-cell>
          <table:table-cell office:value-type="float" office:value="0.3" calcext:value-type="float">
            <text:p>0.3</text:p>
          </table:table-cell>
          <table:table-cell table:formula="of:=[.B3]*[.C3]" office:value-type="float" office:value="15.6" calcext:value-type="float">
            <text:p>15.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]+[.D3]" office:value-type="float" office:value="73.5833333333333" calcext:value-type="float">
            <text:p>73.5833333333333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9:54:31.233270017</meta:creation-date>
    <dc:date>2020-04-12T20:15:31.941761877</dc:date>
    <meta:editing-duration>PT9M40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